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text-properties officeooo:paragraph-rsid="023801ef"/>
    </style:style>
    <style:style style:name="P6"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7"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8"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0"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1"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13"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1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15"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16" style:family="paragraph" style:parent-style-name="Standard">
      <style:paragraph-properties fo:text-align="justify" style:justify-single-word="false"/>
      <style:text-properties officeooo:paragraph-rsid="023801ef"/>
    </style:style>
    <style:style style:name="P17"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18"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19"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0"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1"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2"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23"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24"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25"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26"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27"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28"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2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30"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3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34"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35"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36"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37"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38"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39" style:family="paragraph" style:parent-style-name="Frame_20_contents">
      <style:paragraph-properties fo:text-align="center" style:justify-single-word="false"/>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4"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5"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6"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8"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8"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139"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40"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41" style:family="paragraph" style:parent-style-name="Standard" style:list-style-name="WW8Num8">
      <style:paragraph-properties fo:text-align="justify" style:justify-single-word="false"/>
      <style:text-properties officeooo:paragraph-rsid="023801ef"/>
    </style:style>
    <style:style style:name="P142"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3"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4"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5"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T28" style:family="text">
      <style:text-properties style:font-name="Century Gothic" fo:font-size="9pt" fo:font-weight="bold" officeooo:rsid="0248d3b8" style:font-size-asian="9pt" style:font-weight-asian="bold" style:font-name-complex="Century Gothic"/>
    </style:style>
    <style:style style:name="T29" style:family="text">
      <style:text-properties style:font-name="Arial" fo:font-size="9pt" officeooo:rsid="006dbc43" style:font-size-asian="9pt" style:font-size-complex="9pt"/>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3"><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35"><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4"/>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5"><text:placeholder text:placeholder-type="text">&lt;if test="o.partner_id.lang=='it_IT'"&gt;</text:placeholder></text:p>
      <text:p text:style-name="P15">INFORMATIVA SULLA PRIVACY</text:p>
      <text:p text:style-name="P5"><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6"/>
      <text:p text:style-name="P7">Gentile Cliente, </text:p>
      <text:p text:style-name="P7">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7"/>
      <text:p text:style-name="P10">FINALITA’ DI TRATTAMENTO</text:p>
      <text:p text:style-name="P11"/>
      <text:p text:style-name="P7">I suoi dati saranno raccolti e trattati per le seguenti finalità:</text:p>
      <text:list xml:id="list1262107109903377394" text:style-name="WW8Num5">
        <text:list-item>
          <text:p text:style-name="P139">adempimento degli obblighi fiscali o contabili;</text:p>
        </text:list-item>
        <text:list-item>
          <text:p text:style-name="P139">espletamento degli obblighi contrattuali e delle esigenze di tipo operativo e gestionale, strettamente correlate agli obblighi contrattuali;</text:p>
        </text:list-item>
        <text:list-item>
          <text:p text:style-name="P139">gestione dei rapporti commerciali nella misura necessaria per espletare al meglio il servizio richiesto;</text:p>
        </text:list-item>
        <text:list-item>
          <text:p text:style-name="P139">di marketing, attraverso l’iscrizione al servizio di newsletter ed il conseguente invio di mail su attività e/o iniziative promozionali.</text:p>
        </text:list-item>
      </text:list>
      <text:p text:style-name="P10"/>
      <text:p text:style-name="P10">CONFERIMENTO DI DATI</text:p>
      <text:p text:style-name="P13"/>
      <text:p text:style-name="P16"><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16"><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7"/>
      <text:p text:style-name="P10">MODALITA’ DI TRATTAMENTO E COMUNICAZIONE DEI DATI</text:p>
      <text:p text:style-name="P17"/>
      <text:p text:style-name="P7">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7">I vostri dati verranno archiviati in database del Titolare o in data base di fornitori di fiducia che agiscono in qualità di responsabili del trattamento.</text:p>
      <text:p text:style-name="P16"><text:span text:style-name="T22">Tali dati non saranno soggetti a diffusione e</text:span><text:span text:style-name="T23"> verranno trattati nei limiti e nei tempi necessari per l’espletamento degli obblighi di legge e per le finalità sopra indicate.</text:span></text:p>
      <text:p text:style-name="P16"><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8">120</text:span><text:span text:style-name="T27"> mesi dalla relativa registrazione</text:span><text:span text:style-name="T23">, in occasione della prestazione originaria del consenso e/o dal relativo rinnovo.</text:span></text:p>
      <text:p text:style-name="P14"/>
      <text:p text:style-name="P7">I suoi dati potranno essere comunicati alle seguenti categorie di soggetti, in qualità di responsabili del trattamento esterno e/o titolari autonomi del trattamento:</text:p>
      <text:list xml:id="list89497710697000610" text:style-name="WW8Num8">
        <text:list-item>
          <text:p text:style-name="P141"><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40"><text:soft-page-break/>consulenti esterni per tenuta contabilità ed adempimenti fiscali;</text:p>
        </text:list-item>
        <text:list-item>
          <text:p text:style-name="P140">esercenti la professione di avvocato per assistenza legale in ambito contrattuale e gestione del contenzioso;</text:p>
        </text:list-item>
        <text:list-item>
          <text:p text:style-name="P140">enti/società/liberi professionisti e collaboratori che partecipano allo svolgimento dell’attività del Titolare nei vari settori, per esigenze strettamente connesse alle finalità sopraindicate;</text:p>
        </text:list-item>
        <text:list-item>
          <text:p text:style-name="P140">istituti di credito.</text:p>
        </text:list-item>
      </text:list>
      <text:p text:style-name="P7"/>
      <text:p text:style-name="P10">ESERCIZIO DEI DIRITTI E TITOLARE DEL TRATTAMENTO DATI</text:p>
      <text:p text:style-name="P12"/>
      <text:p text:style-name="P44">In adempimento alla normativa vigente, in qualunque momento potete richiedere:</text:p>
      <text:list xml:id="list3189723540084539926" text:style-name="WW8Num15">
        <text:list-item>
          <text:p text:style-name="P136">La conferma dell'esistenza o meno dei vostri dati personali;</text:p>
        </text:list-item>
        <text:list-item>
          <text:p text:style-name="P136">Conoscere il contenuto e l'origine, le finalità e le modalità di trattamento;</text:p>
        </text:list-item>
        <text:list-item>
          <text:p text:style-name="P136">La logica applicata in caso di trattamento effettuato con l’ausilio di strumenti elettronici;</text:p>
        </text:list-item>
        <text:list-item>
          <text:p text:style-name="P136">Gli estremi identificativi del titolare, dei responsabili e dei soggetti o delle categorie di soggetti ai quali i vostri dati personali possono essere comunicati.</text:p>
        </text:list-item>
      </text:list>
      <text:p text:style-name="P44">Inoltre, è vostro diritto ottenere:</text:p>
      <text:list xml:id="list7752483636260941873" text:style-name="WW8Num11">
        <text:list-item>
          <text:p text:style-name="P137">L’accesso, la copia, la rettificazione, l'integrazione, la portabilità dei dati;</text:p>
        </text:list-item>
        <text:list-item>
          <text:p text:style-name="P137">La cancellazione (diritto all’oblio), la trasformazione in forma anonima o il blocco dei vostri dati trattati in violazione di legge;</text:p>
        </text:list-item>
        <text:list-item>
          <text:p text:style-name="P137">L’opposizione in ogni caso, per motivi legittimi, al trattamento dei dati pertinente allo scopo della raccolta.</text:p>
        </text:list-item>
      </text:list>
      <text:p text:style-name="P7">Ai sensi del Regolamento, avrete anche il diritto di proporre reclamo ad un’autorità di controllo.</text:p>
      <text:p text:style-name="P7">Per l’esercizio dei suoi diritti potrà rivolgere le sue richieste al titolare del trattamento:</text:p>
      <text:p text:style-name="P7"/>
      <text:p text:style-name="P47"><text:placeholder text:placeholder-type="text">&lt;company.name&gt;</text:placeholder></text:p>
      <text:p text:style-name="P46"><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8"/>
      <text:p text:style-name="P8">____________________________________________________________________________________</text:p>
      <text:p text:style-name="P43"/>
      <text:p text:style-name="P14"/>
      <text:p text:style-name="P9">L’interessato dichiara di avere ricevuto e letto l’informativa sul trattamento dei dati personali ai sensi della normativa vigente. </text:p>
      <text:p text:style-name="P132">Firma per presa visione dell’informativa ___________________________________</text:p>
      <text:p text:style-name="P9"/>
      <text:p text:style-name="P9"/>
      <text:p text:style-name="P16"><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9"/>
      <text:p text:style-name="P16"><text:span text:style-name="T20">SI </text:span><text:bookmark text:name="Unknown"/><text:span text:style-name="T20"><text:tab/>NO </text:span><text:bookmark text:name="Unknown1"/></text:p>
      <text:p text:style-name="P9"/>
      <text:p text:style-name="P9"/>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20">PRIVACY REPORT</text:p>
      <text:p text:style-name="P18">pursuant to Article 13 of the REGULATION (EU) 2016/679 OF THE EUROPEAN PARLIAMENT AND OF THE COUNCIL of 27 <text:soft-page-break/>April 2016 on the protection of natural persons with regard to the processing of personal data and on the free movement of such data</text:p>
      <text:p text:style-name="P19"/>
      <text:p text:style-name="P21">Dear Customers/Suppliers,</text:p>
      <text:p text:style-name="P21">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1"/>
      <text:p text:style-name="P19">PROCESSING PURPOSES</text:p>
      <text:p text:style-name="P27"><text:tab/></text:p>
      <text:p text:style-name="P23">Your data will be collected and processed for the following purposes:</text:p>
      <text:list xml:id="list7317198797664872410" text:style-name="WW8Num3">
        <text:list-item>
          <text:p text:style-name="P142">Taxation and accounting obligations;</text:p>
        </text:list-item>
        <text:list-item>
          <text:p text:style-name="P142">Operational and administrative requirements;</text:p>
        </text:list-item>
        <text:list-item>
          <text:p text:style-name="P143">Management of business relations related to the required service;</text:p>
        </text:list-item>
      </text:list>
      <text:p text:style-name="P19"/>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21"/>
      <text:p text:style-name="P24">DATA PROCESSING AND COMMUNICATION</text:p>
      <text:p text:style-name="P28"/>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26">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21">Your data might be communicated to the following, in charge as External Consultant:</text:p>
      <text:list xml:id="list1422952332265179953" text:style-name="WW8Num2">
        <text:list-item>
          <text:p text:style-name="P144">accountants for bookkeeping and taxation obligations;</text:p>
        </text:list-item>
        <text:list-item>
          <text:p text:style-name="P144">attorneys for legal assistance for contractual purposes and management of litigation;</text:p>
        </text:list-item>
        <text:list-item>
          <text:p text:style-name="P144">entities/companies cooperating with our company in various sectors, for reasons strictly connected to the purposes set forth in point 1;</text:p>
        </text:list-item>
        <text:list-item>
          <text:p text:style-name="P144">banks and credit institutions.</text:p>
        </text:list-item>
      </text:list>
      <text:p text:style-name="P21"/>
      <text:p text:style-name="P24">EXERCISING RIGHTS and DATA CONTROLLER</text:p>
      <text:p text:style-name="P19"/>
      <text:p text:style-name="P21">At any time you will be able to exercise your rights as set out in the regulation UE 2016/679 EU Parliament and April 27 2016 Council, referred to in articles 15 to 21.</text:p>
      <text:p text:style-name="P19"><text:soft-page-break/></text:p>
      <text:p text:style-name="P26">You will also have the right to lodge a complaint with a supervisory authority.</text:p>
      <text:p text:style-name="P21"/>
      <text:p text:style-name="P23">You may contact the processing controller and persons in charge in order to exercise your rights.</text:p>
      <text:p text:style-name="P21"/>
      <text:p text:style-name="P25">The data controller is:</text:p>
      <text:p text:style-name="P48"><text:placeholder text:placeholder-type="text">&lt;company.name&gt;</text:placeholder></text:p>
      <text:p text:style-name="P45"><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22">___________________________________________________________________________________</text:p>
      <text:p text:style-name="P21"/>
      <text:p text:style-name="P134">By signing below, I acknowledge that I read the privacy notice above and consent to the collection, use and disclosure of my personal information as described in it.</text:p>
      <text:p text:style-name="P21"/>
      <text:p text:style-name="P21"/>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3-04-13T10:15:56.841138023</dc:date>
    <meta:editing-duration>P7DT2H59M23S</meta:editing-duration>
    <meta:editing-cycles>1105</meta:editing-cycles>
    <meta:generator>LibreOffice/4.3.3.2$Linux_X86_64 LibreOffice_project/430m0$Build-2</meta:generator>
    <dc:creator>thebrush </dc:creator>
    <meta:document-statistic meta:table-count="8" meta:image-count="0" meta:object-count="0" meta:page-count="9" meta:paragraph-count="181" meta:word-count="1859" meta:character-count="15697" meta:non-whitespace-character-count="14018"/>
    <meta:user-defined meta:name="Info 1"/>
    <meta:user-defined meta:name="Info 2"/>
    <meta:user-defined meta:name="Info 3"/>
    <meta:user-defined meta:name="Info 4"/>
  </office:meta>
</office:document-meta>
</file>